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OPEZ ICOMENA, WIL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3600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1708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OPEZ ICOMENA, WILBER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600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17086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736744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2100561</text:p>
          </table:table-cell>
          <table:table-cell table:style-name="Tabla2.D3" office:value-type="string">
            <text:p text:style-name="P23">8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37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